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false"/>
      <style:text-properties officeooo:rsid="000ffd2c" officeooo:paragraph-rsid="000ffd2c"/>
    </style:style>
    <style:style style:name="P2" style:family="paragraph" style:parent-style-name="Standard">
      <style:paragraph-properties fo:margin-left="0in" fo:margin-right="0in" fo:line-height="200%" fo:text-align="start" style:justify-single-word="false" fo:text-indent="0.5in" style:auto-text-indent="false"/>
      <style:text-properties officeooo:rsid="000ffd2c" officeooo:paragraph-rsid="000ffd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olatry - Romans 3:10-18</text:p>
      <text:p text:style-name="P2">Christians today is a sad day in the history of our country. We have become a nation of thugs, We have aloud Satan and his armies to wage war against us without us even standing up for what is right. Christian we have let our families become engulfed in self-indulgence and deceit. Christians we are in the midst of a war that we are sorely loosing in this country.</text:p>
      <text:p text:style-name="P2">As a nation the U.S.A. stood for two things Freedom and Christ. Two hallmarks of our once great nation that stood the test of time. Two ideas that for once aloud a nation to proper like the Israelites of old, but like the Israelites of old America has turned its back on the God. We as Christians have stood idly by while injustice was taking hold all around us. We were to comfortable in our pews and in our lifestyle to speak up and tell the truth about Christ.</text:p>
      <text:p text:style-name="P2">We live in a time where everything is an idol, but Christ is nowhere to be found. We have television shows dedicated to sex and violence, but Christ is not aloud on the same networks. We have let charlatans in our pulpits to tickle our ears, we let our finances rule us instead of giving thanks to God who gave us those finances. </text:p>
      <text:p text:style-name="P2">We can see in Romans 1 what happens to a nation who turns its back on God. We saw it all throughout the history of the Jewish nation, and we followed right along with them. Greed, corruption, vanity all are collective marks of a nation that has turned its back on Christ. Now we are to deal with collective reprobate minds. </text:p>
      <text:p text:style-name="P2">Christians this is a call to take up your swords, it is a time to not give any more. We need to push back against what our nation has become. Christ can restore our nation. If every Christian takes up their sword we are unstoppable. Now is not the time to sharpen your sword, it is not the time to polish it, this is the time to stand up and use it. We have the Word of God, and that is more powerful than any protest, any riot, and any form of violence. Let us go out and use it for the Glory of Chris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30T19:29:46.364000000</meta:creation-date>
    <dc:title>default</dc:title>
    <meta:editing-duration>PT38S</meta:editing-duration>
    <meta:editing-cycles>2</meta:editing-cycles>
    <meta:generator>LibreOffice/6.4.3.2$Windows_X86_64 LibreOffice_project/747b5d0ebf89f41c860ec2a39efd7cb15b54f2d8</meta:generator>
    <meta:initial-creator>Christopher Lorenzo</meta:initial-creator>
    <dc:date>2020-05-30T19:41:04.440000000</dc:date>
    <dc:creator>Christopher Lorenzo</dc:creator>
    <meta:document-statistic meta:table-count="0" meta:image-count="0" meta:object-count="0" meta:page-count="1" meta:paragraph-count="6" meta:word-count="391" meta:character-count="2012" meta:non-whitespace-character-count="1624"/>
    <meta:template xlink:type="simple" xlink:actuate="onRequest" xlink:title="default" xlink:href="file:///C:/Users/czo13/AppData/Roaming/LibreOffice/4/user/template/default.ott" meta:date="2020-05-30T19:29:45.965000000"/>
  </office:meta>
</office:document-meta>
</file>